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italic" style:font-style-asian="italic" style:font-style-complex="italic"/>
    </style:style>
    <style:style style:name="P5"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list-style-name="L1">
      <style:paragraph-properties fo:text-align="justify" style:justify-single-word="false"/>
      <style:text-properties fo:font-style="normal" style:font-style-asian="normal" style:font-style-complex="normal"/>
    </style:style>
    <style:style style:name="P9" style:family="paragraph" style:parent-style-name="Standard" style:list-style-name="L2">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start" style:justify-single-word="false"/>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fo:font-style="normal"/>
    </style:style>
    <style:style style:name="T4" style:family="text">
      <style:text-properties fo:font-style="normal" style:font-style-asian="normal" style:font-style-complex="normal"/>
    </style:style>
    <style:style style:name="T5" style:family="text">
      <style:text-properties style:font-style-asian="normal"/>
    </style:style>
    <style:style style:name="T6" style:family="text">
      <style:text-properties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font-weight-asian="normal"/>
    </style:style>
    <style:style style:name="T10" style:family="text">
      <style:text-properties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ganización de Datos – Curso Servetto - Evaluación de Organización de Archivos – 15/12/08</text:p>
      <text:p text:style-name="Standard"/>
      <text:p text:style-name="P3">1. Calcule el módulo 2 del dígito correspondiente a la unidad de su número de padrón, y si resulta 0 considere un índice de identificación, si no, lo contrario; luego proceda igual con el dígito <text:s text:c="3"/>correspondiente a la decena, y si resulta 0, considere que además el índice es primario, si no, lo contrario; finalmente, haga lo mismo con el dígito correspondiente a la centena, y si resulta 0, considere que el índice es también exhaustivo, si no, lo contrario.</text:p>
      <text:p text:style-name="P3">1.1. Detalle las características del índice que resultó fundamentándolas en cada una de las clasificaciones correspondientes a cada selección.</text:p>
      <text:p text:style-name="P3">1.2. Plantee un caso ejemplo para el que el índice de referencia resulte adecuado.</text:p>
      <text:p text:style-name="P3">1.3. Provea una definición detallada para la implementación del índice (archivos y estructuras).</text:p>
      <text:p text:style-name="P3">Describa las características de un árbol B# y explique las primitivas para alta y baja de registros.</text:p>
      <text:p text:style-name="P3">Suponga que dispone de un archivo secuencial con 1742 registros de longitud variable, en promedio de 349 bytes, y que quiere crear con ellos un archivo directo con dispersión extensible. Determine un tamaño de bloque para el archivo de registros y describa el proceso de creación y carga del <text:s/>archivo organizado.</text:p>
      <text:p text:style-name="P3">2. Describa las características de un árbol B# y explique las primitivas para alta y baja de registros.</text:p>
      <text:p text:style-name="P3">3. Suponga que dispone de un archivo secuencial con 1742 registros de longitud variable, en promedio de 349 bytes, y que quiere crear con ellos un archivo directo con dispersión extensible. Determine un tamaño de bloque para el archivo de registros y describa el proceso de creación y carga del archivo organizado.</text:p>
      <text:p text:style-name="P3"><text:tab/></text:p>
      <text:p text:style-name="P3"/>
      <text:p text:style-name="P2">Organización de Datos – Curso Servetto - Evaluación de Organización de Archivos – 24/9/08</text:p>
      <text:p text:style-name="P2"/>
      <text:p text:style-name="P3">1. Dado el árbol B+ de abajo, que puede tener hasta 4 registros en las hojas y hasta 3 en los nodos internos, mostrar la secuencia de estados correspondientes a las operaciones: alta 125, baja 937, baja 595:</text:p>
      <text:p text:style-name="P3"><text:tab/><text:tab/><text:tab/><text:tab/>0</text:p>
      <text:p text:style-name="P3"><text:tab/><text:tab/><text:tab/><text:tab/>1, 3; 2 ( 504) 4( 685) 3( 937) 1</text:p>
      <text:p text:style-name="P3">2<text:tab/><text:tab/><text:tab/><text:tab/><text:tab/><text:tab/>4<text:tab/><text:tab/><text:tab/><text:tab/>3</text:p>
      <text:p text:style-name="P3">0, 4; ( 69)( 192)( 262)( 442); 4<text:tab/><text:tab/>0, 2; ( 504)( 595); 3<text:tab/><text:tab/>0, 2; ( 685)( 883); 1</text:p>
      <text:p text:style-name="P3"/>
      <text:p text:style-name="P3">1</text:p>
      <text:p text:style-name="P3">0, 2; ( 937)( 952); 0</text:p>
      <text:p text:style-name="P3"/>
      <text:p text:style-name="P3">2. Dado el archivo Directo con Dispersión Extensible y Bloques con Capacidad para 3 Registros de abajo, mostrar la secuencia de estados correspondiente a las operaciones: baja 46232, alta 23726, baja 19177, alta 39657</text:p>
      <text:p text:style-name="P3"/>
      <text:p text:style-name="P3">Tabla: 4 0 1 3 2 0 1 3</text:p>
      <text:p text:style-name="P3">Bloques Libres: -</text:p>
      <text:p text:style-name="P3">Claves de elementos en Bloques:</text:p>
      <text:p text:style-name="P3"/>
      <text:p text:style-name="P3">0: 4; 19177</text:p>
      <text:p text:style-name="P3">1: 4; 16826, 29542, 14514<text:tab/><text:tab/><text:tab/><text:tab/>3: 4; 55847, 24963, 18207</text:p>
      <text:p text:style-name="P3">2: 8; 62404, 14764<text:tab/><text:tab/><text:tab/><text:tab/><text:tab/>4: 8; 46232</text:p>
      <text:p text:style-name="P3"/>
      <text:p text:style-name="P3">3.Dadas las siguientes definiciones conceptuales de archivos de una biblioteca, y asumiendo que las operaciones más importantes son las de registrar un nuevo préstamo validando que un socio no esté inhabilitado y no tenga más de tres préstamos vigentes, registrar una devolución con inhabilitación en caso de mora, y consultar las devoluciones pendientes, proponer una organización adecuada para <text:soft-page-break/>cada archivo y los índices de recuperación que sean indispensables indicando su clasificación.</text:p>
      <text:p text:style-name="P3"/>
      <text:p text:style-name="P3">Libro((ISBN)i, título, ((autor)ie)+, (editorial)ie, año edición)</text:p>
      <text:p text:style-name="P3">Autor((apellido, nombre)i)</text:p>
      <text:p text:style-name="P3">Editorial((nombre)i)</text:p>
      <text:p text:style-name="P3">Ejemplar((ISBN)ie, (nroEjemplar)i, origen, estado, localización)</text:p>
      <text:p text:style-name="P3">Socio((idSocio)i, apellido, nombre, fecha asociación, (inhabilitación(fecha inicio, fecha fin))*)</text:p>
      <text:p text:style-name="P3">Préstamo(((idSocio)ie, (nroEjemplar)ie, fecha)i, fechaLímite, (fechaDevolución)?)</text:p>
      <text:p text:style-name="P3"/>
      <text:p text:style-name="P3"/>
      <text:p text:style-name="P2">Organización de Datos – Curso Servetto</text:p>
      <text:p text:style-name="P2">Evaluación de Organización de Archivos – 23/7/08</text:p>
      <text:p text:style-name="P2"/>
      <text:p text:style-name="P3">1. Dado el árbol B+ de abajo, que puede tener hasta 6 claves en las hojas y hasta 4 en los nodos internos, dibuje el árbol para la baja de la clave 30474, y luego dibuje cómo queda el árbol resultante si se da de alta la clave 50000:</text:p>
      <text:p text:style-name="P3"><text:tab/><text:tab/><text:tab/><text:tab/><text:tab/>0: 8(30549) 7</text:p>
      <text:p text:style-name="P3"><text:tab/><text:tab/>8: 2(10463) 5(22905) 3<text:tab/><text:tab/>7: 6(41577) 1(57336) 4(61038) 9</text:p>
      <text:p text:style-name="P3">2: ( 801)( 1605)( 4882)( 5893)( 7397)( 9108) 5<text:tab/><text:tab/>6: (30549)(31815)(38385) 1</text:p>
      <text:p text:style-name="P3">5: (10463)(12746)(16290) 3<text:tab/><text:tab/><text:tab/>1:(41577)(43074)(47485)(51304)(51376)(56752) 4</text:p>
      <text:p text:style-name="P3">3: (22905)(24213)(30474) 6<text:tab/><text:tab/><text:tab/><text:tab/><text:tab/>4: (57336)(57808)(59332)(59570) 9</text:p>
      <text:p text:style-name="P3"><text:tab/><text:tab/><text:tab/><text:tab/><text:tab/><text:tab/><text:tab/><text:tab/>9: (61038)(61072)(63398) 0</text:p>
      <text:p text:style-name="P3"/>
      <text:p text:style-name="P3">Compare los árboles B+ con los árboles B e indique cuándo conviene usar unos u otros para implementar índices.</text:p>
      <text:p text:style-name="P3"/>
      <text:p text:style-name="P3">2.Explique la diferencia entre índices primarios y secundarios e indique un caso en el que sea posible que todos los índices sean primarios.</text:p>
      <text:p text:style-name="P3"/>
      <text:p text:style-name="P3">3.Sea un Archivo Directo con Dispersión Extensible y Bloques con Capacidad para 6 Registros, cargado con los registros cuyas claves se listan abajo:</text:p>
      <text:p text:style-name="P3">Tabla: 3 2 1 0</text:p>
      <text:p text:style-name="P3">Bloques Libres: -</text:p>
      <text:p text:style-name="P3">Claves de Registros en Bloques:</text:p>
      <text:p text:style-name="P3"><text:tab/>Bloque 0, td 4: 38703 46987 59895 25919 35687</text:p>
      <text:p text:style-name="P3"><text:tab/>Bloque 1, td 4: 44114</text:p>
      <text:p text:style-name="P3"><text:tab/>Bloque 2, td 4: 44865</text:p>
      <text:p text:style-name="P3"><text:tab/>Bloque 3, td 4: 20 9592 20992 56336 18408 30708</text:p>
      <text:p text:style-name="P3"/>
      <text:p text:style-name="P3">Realice la siguiente secuencia de operaciones al archivo de arriba, redibujando el estado luego de cada una: baja de registro con clave 44865, alta de registro con clave 400, y baja de registro con clave 44114.</text:p>
      <text:p text:style-name="P3"/>
      <text:p text:style-name="P2">Organización de Datos – Curso Servetto</text:p>
      <text:p text:style-name="P2">Evaluación de Organización de Archivos 25/2/08</text:p>
      <text:p text:style-name="P3">1.Un periódico ofrece por internet un servicio de cartelera de teatros de todo el país. La estructura lógica de los datos es la siguiente:</text:p>
      <text:p text:style-name="P3">○ Obra(IdObra)i, (título, (dirección)ie)i, (género)ie, ((actor)ie)+, crítica, (autor)ie)</text:p>
      <text:p text:style-name="P3">○ Teatro((IdTeatro)i, (nombre, (zona)ie)i, (sala)*)</text:p>
      <text:p text:style-name="P3">○ FunciónTeatro((IdObra, IdTeatro, (sala)?, (día)+, hora)i)</text:p>
      <text:p text:style-name="P3">En el sistema sólo se registra información actual.</text:p>
      <text:p text:style-name="P3">Los atributos calificados con 'i' son identificadores de usuario, y los calificados con 'ie' son copiados <text:soft-page-break/>de un archivo con la extensión del dominio. Los calificadores de cardinalidad o multiplicidad son '?', para opcionalidad y monovalencia (a lo sumo un valor o ninguno); '*', para opcionalidad y polivalencia (ninguno, uno o más valores); y '+', para obligatoriedad y polivalencia (al menos un valor).</text:p>
      <text:p text:style-name="P3">La búsqueda de funciones se puede hacer por zona, título, género, actor, nombre de teatro y/o día de semana.</text:p>
      <text:p text:style-name="P3"/>
      <text:p text:style-name="P3">a) Proponga y justifique una organización eficiente para cada uno, especificando la definición física del archivo y las definiciones lógicas y nmbre de estructura de los archivos de control asociados.</text:p>
      <text:p text:style-name="P3">b) Explique cómo resolvería una consulta sobre las funciones de un día 'lunes' en zona 'centro' de obras de género 'drama' o 'comedia dramática'.</text:p>
      <text:p text:style-name="P3"/>
      <text:p text:style-name="P3">2. Dado un archivo directo con dispersión extensible en el estado que se especifica, graficar los estados luego de cada una de las siguientes operaciones, efectuadas en el mismo orden y en forma progresiva:</text:p>
      <text:p text:style-name="P3"/>
      <text:p text:style-name="P3">alta 619, alta 100, baja 711.</text:p>
      <text:p text:style-name="P3"/>
      <text:p text:style-name="P3">Tabla de dispersión: 1, 2, 1, 0</text:p>
      <text:p text:style-name="P3"/>
      <text:p text:style-name="P3">Bloques de archivo (tamaño dispersión, cantidad registros ((clave registro)*)):</text:p>
      <text:p text:style-name="P3"><text:tab/><text:tab/><text:tab/>0: 4, 3 (123, 711, 507)</text:p>
      <text:p text:style-name="P3"><text:tab/><text:tab/><text:tab/>1: 2, 3 (414, 632, 800)</text:p>
      <text:p text:style-name="P3"><text:tab/><text:tab/><text:tab/>2: 4, 2 (245, 819)</text:p>
      <text:p text:style-name="P3"/>
      <text:p text:style-name="P3"/>
      <text:p text:style-name="P2">Organización de Datos – Curso Servetto</text:p>
      <text:p text:style-name="P2">Evaluación de Organización de Archivos 25/2/08</text:p>
      <text:p text:style-name="P2"/>
      <text:p text:style-name="P3">1. Detalle la definición física de un árbol B+* (llamémoslo B#) para un índice de identificación, con</text:p>
      <text:p text:style-name="P3">nodos de 32 bytes, claves numéricas enteras de 4 bytes y referencias de 2 bytes a bloques de registros.</text:p>
      <text:p text:style-name="P3">2. Inserte claves desordenadas hasta que la raíz alcance a tener tres hijos mostrando la evolución del árbol e indicando claramente los números de nodos.</text:p>
      <text:p text:style-name="P3">3. Defina “índice de identificación” y a los de la clase opuesta según esta clasificación, e indique de qué otra clase es el índice por tener referencias a bloques y cuál es la clase opuesta según esta otra</text:p>
      <text:p text:style-name="P3">clasificación.</text:p>
      <text:p text:style-name="P3">4.¿Cómo manejaría el árbol si sólo tuviera inserciones de claves ordenadas?</text:p>
      <text:p text:style-name="P3"/>
      <text:p text:style-name="P2">Organización de Datos – Curso Servetto</text:p>
      <text:p text:style-name="P2">Evaluación de Organización de Archivos 4/2/08</text:p>
      <text:p text:style-name="P2"/>
      <text:p text:style-name="P3">Un periódico ofrece por internet un servicio de cartelera de cines de todo el país. La estructura</text:p>
      <text:p text:style-name="P3">lógica de los datos es la siguiente:</text:p>
      <text:p text:style-name="P3"/>
      <text:p text:style-name="P3">○ Película((título, (dirección)ie)i, (género)ie, ((actor)ie)+, crítica, título original, duración,</text:p>
      <text:p text:style-name="P3">(clasificación)ie, ((país producción)ie)+, ((idioma)ie)+)</text:p>
      <text:p text:style-name="P3">○ Cine((nombre, (zona)ie)i, (sala)*)</text:p>
      <text:p text:style-name="P3">○ FunciónPelícula((película, cine, (sala)?, hora)i)</text:p>
      <text:p text:style-name="P3"/>
      <text:p text:style-name="P3">En el sistema sólo se registra información actual.</text:p>
      <text:p text:style-name="P3">Los atributos calificados con 'i' son identificadores de usuario, y los calificados con 'ie' son copiados</text:p>
      <text:p text:style-name="P3"><text:soft-page-break/>de un archivo con la extensión del dominio. Los calificadores de cardinalidad o multiplicidad son</text:p>
      <text:p text:style-name="P3">'?', para opcionalidad y monovalencia (a lo sumo un valor o ninguno); '*', para opcionalidad y</text:p>
      <text:p text:style-name="P3">polivalencia (ninguno, uno o más valores); y '+', para obligatoriedad y polivalencia (al menos un</text:p>
      <text:p text:style-name="P3">valor).</text:p>
      <text:p text:style-name="P3">Los atributos con nombre de archivo son identificadores de registros de ese archivo.</text:p>
      <text:p text:style-name="P3">La búsqueda de funciones se puede hacer por título, zona, género, nombre de cine y/o franja horaria</text:p>
      <text:p text:style-name="P3">(10 a 16, 16 a 20, 20 a 22 a 0, o 0 a 2 hs).</text:p>
      <text:p text:style-name="P3"/>
      <text:p text:style-name="P4">Clasifique los archivos (como maestros o transaccionales) y proponga y justifique una</text:p>
      <text:p text:style-name="P4">organización eficiente para cada uno, especificando organización del archivo, organización de</text:p>
      <text:p text:style-name="P4">registros, unidades de organización, atributos de control y estructura de archivos de control</text:p>
      <text:p text:style-name="P4">asociados.</text:p>
      <text:p text:style-name="P4">Explique previamente qué entiende por archivo maestro, archivo transaccional, organización de</text:p>
      <text:p text:style-name="P4">archivo, organización de registros, unidad de organización y archivos de control.</text:p>
      <text:p text:style-name="P4">Explique cómo resolvería una búsqueda que combine zona y franja horaria.</text:p>
      <text:p text:style-name="P4"/>
      <text:p text:style-name="P5">Organización de Datos – Curso Servetto - Evaluación de Organización de Archivos – 12/8/09</text:p>
      <text:p text:style-name="P5"/>
      <text:p text:style-name="P6">1. Dado un archivo secuencial con 23750 registros de longitud fija desordenados, estime y justifique cuántos archivos ordenados se obtendrían para fusionar si se usara el método de ordenamiento externo con selección y reemplazo con un arreglo para 1000 registros, y lo mismo si se usara el método de selección natural. Justifique asimismo la conveniencia de la fusión multifase respecto a la fusión total.</text:p>
      <text:p text:style-name="P6"/>
      <text:p text:style-name="P6">2. Dado el árbol B+ de abajo, que puede tener hasta 4 claves en las hojas y hasta 3 claves en los nodos internos:</text:p>
      <text:p text:style-name="P6"><text:tab/>A – Dibuje cómo queda el árbol resultante para el alta de la clave 100.</text:p>
      <text:p text:style-name="P6"><text:tab/>B – Dibuje cómo queda el árbol resultante del punto A para la baja de la clave 599.</text:p>
      <text:p text:style-name="P6"><text:tab/>C – Dibuje cómo queda el árbol resultante del punto B para la baja de la clave 534.</text:p>
      <text:p text:style-name="P6"/>
      <text:p text:style-name="P6">Para cada operación indique la cantidad de nodos leídos y la cantidad de escritos.</text:p>
      <text:p text:style-name="P6"/>
      <text:p text:style-name="P6"><text:tab/><text:tab/><text:tab/><text:tab/>NODO 0 (i, 3 elemento/s)</text:p>
      <text:p text:style-name="P6"><text:tab/><text:tab/><text:tab/><text:tab/>2 ( 289) 3( 477) 1( 599) 4</text:p>
      <text:p text:style-name="P6"/>
      <text:p text:style-name="P6">NODO 2 (h, 4 elemento/s)<text:tab/><text:tab/>NODO 3 (h, 2 elemento/s) NODO 1 (h, 3 elemento/s)</text:p>
      <text:p text:style-name="P6">( 32)( 50)( 262)( 270)<text:tab/><text:tab/><text:tab/>( 289)( 473)</text:p>
      <text:p text:style-name="P6">Siguiente hoja: 3<text:tab/><text:tab/><text:tab/>Siguiente hoja: 1</text:p>
      <text:p text:style-name="P6"/>
      <text:p text:style-name="P6"><text:s/>NODO 1 (h, 3 elemento/s)<text:tab/><text:tab/>NODO 4 (h, 3 elemento/s)</text:p>
      <text:p text:style-name="P6">( 477)( 534)( 545)<text:tab/><text:tab/><text:tab/>( 599)( 636)</text:p>
      <text:p text:style-name="P6">Siguiente hoja: 4<text:tab/><text:tab/><text:tab/>Siguiente hoja: 0</text:p>
      <text:p text:style-name="P6"/>
      <text:p text:style-name="P6"/>
      <text:p text:style-name="P6">3.Suponiendo que dispone de 12 registros con claves de identificación numéricas entre 1 y 999 y que desea crear y cargar un archivo directo con dispersión extensible y bloques con capacidad para 3 registros, describa y ejemplifique la carga inicial, y luego explique los cambios de estado de la organización cuando se desborda un bloque tras un alta individual y cuando se vacía un bloque tras una baja.</text:p>
      <text:p text:style-name="P6"/>
      <text:p text:style-name="P12"><text:span text:style-name="T4">RTA: </text:span>Hay que hacer el cálculo y luego ejemplificar con la carga...</text:p>
      <text:p text:style-name="P12"><text:span text:style-name="T4">80% ocupacion ----------&gt; 12 reg<text:line-break/></text:span><text:soft-page-break/><text:span text:style-name="T4">100% ocup ----------&gt; X= 12/0.8= 15 reg totales<text:line-break/><text:line-break/>Con bloques con capacidad para 3 registros =&gt; 15 / 3 = 5 bloques necesarios.<text:line-break/><text:line-break/>Ahora para el esquema inicial para la carga inicial me quedaría una tabla de <text:line-break/>dispersión con tamaño 5! (diferente de potencia de 2). (Correcto, esta bien!)</text:span></text:p>
      <text:p text:style-name="P12"><text:span text:style-name="T4"/></text:p>
      <text:p text:style-name="P12"><text:span text:style-name="T4">Luego cargo los registros con grado de dispersión 5 ( mod 5) y listo!</text:span></text:p>
      <text:p text:style-name="P6"/>
      <text:p text:style-name="P3"><text:span text:style-name="T4">SOLUCION al todo el examen, parece, en el mail Nº: </text:span><text:span text:style-name="T2">4818</text:span></text:p>
      <text:p text:style-name="P3"><text:span text:style-name="T2"/></text:p>
      <text:p text:style-name="P12"><text:span text:style-name="T8">1)</text:span>"También cabe mencionar que el tamaño medio de los archivos temporales<text:line-break/>ordenados en la fase de ordenación, resulta en promedio el doble del tamaño<text:line-break/>del buffer, para selección por reemplazo, y de 2,7 (e) por el tamaño del<text:line-break/>buffer, para selección natural." (mensaje #1357 el 16/10/06)<text:line-break/><text:line-break/>Entonces para el ejercicio seria:<text:line-break/><text:line-break/>Para el ordenamiento externo con selección y reemplazo, el tamaño medio de<text:line-break/>los archivos temporales ordenados es 2X1000=2000 Entonces:<text:line-break/>2000 registros ---------&gt; 1 archivo ordenado<text:line-break/>23750 registros -------&gt; 11.875 archivos ordenados<text:line-break/><text:line-break/>Para elmetodo de selección natural, el tamaño medio de los archivos<text:line-break/>temporales ordenados es eX1000=2718 Entonces:<text:line-break/>2718 registros ---------&gt; 1 archivo ordenado<text:line-break/>23750 registros -------&gt; 8.737 archivos ordenados<text:line-break/><text:line-break/>Por lo tanto para el método de ordenamiento externo con selección y<text:line-break/>reemplazo se necesitarian 12 archivos ordenados y para el método de<text:line-break/>selección natural se necesitarian 9 archivos ordenados.<text:line-break/></text:p>
      <text:p text:style-name="P11">La fusión multifase es fusionar las particiones ordenadas en grupos de tamaño<text:line-break/>máximo fijo, por ejemplo de hasta 5; entonces para fusionar las 12 particiones<text:line-break/>obtenidas por selección con reemplazo en la primer fase juntarías dos grupos de<text:line-break/>5 particiones y uno de dos, y en la segunda fase los tres archivos resultantes<text:line-break/>de la primera. La fusión total sería hacer un merge de los 12 juntos.</text:p>
      <text:p text:style-name="P6"/>
      <text:p text:style-name="P5">Organización de Datos – Curso Servetto - Evaluación de Organización de Archivos – 5/8/09</text:p>
      <text:p text:style-name="P5"/>
      <text:p text:style-name="P6">1. Mostrar la evolución de un árbol B con capacidades en nodos internos y hojas para 3 y 5 elementos respectivamente, a partir de su estado inicial vacío y con incorporaciones sucesivas de elementos con claves 190, 57, 89, 90, 121, 170, 35, 48, 91, 22, 126, 132 y 80. Luego, mostrar cómo evoluciona tras las eliminaciones de 91 y 89 sucesivamente. Reportar la cantidad de nodos leídos y la cantidad de escritos en cada baja.</text:p>
      <text:p text:style-name="P6"/>
      <text:p text:style-name="P6">2.Considerando que se dispone de un conjunto de registros con unicidad validada con claves 1134, 2648, 946, 2215, 5214, 3801, 5928, 6593, 4626, 5849.</text:p>
      <text:p text:style-name="P6"/>
      <text:p text:style-name="P6">a) Determinar la cantidad de bloques con capacidad para 2 registros para una densidad final de carga de 0,8.</text:p>
      <text:p text:style-name="P6">b) Cargar los registros en un archivo de bloques de capacidad 2, con uno de desborde cada dos <text:soft-page-break/>normales, indicando cómo calcula la dispersión.</text:p>
      <text:p text:style-name="P6">c) Realice el alta normal de los registros con claves 8314 y 4397. Para cada operación indique la cantidad de unidades leídas y la cantidad de unidades escritas. Tenga en cuenta que debe validar la unicidad de los registros, ya que las altas no son de carga.</text:p>
      <text:p text:style-name="P6">d) Realice las bajas de los registros 5214, 3801, 6593, 5849. Para cada operación indique la cantidad de unidades leídas y la cantidad de unidades escritas.</text:p>
      <text:p text:style-name="P6"/>
      <text:p text:style-name="P6"/>
      <text:p text:style-name="P3"><text:span text:style-name="T4">RESUELTO en el mail Nº: </text:span><text:span text:style-name="T1">4812</text:span></text:p>
      <text:p text:style-name="P3"><text:span text:style-name="T4">Ver otras dudas sobre este ejercios, creo, en el mail Nº: </text:span><text:span text:style-name="T2">4902</text:span></text:p>
      <text:p text:style-name="P6"/>
      <text:p text:style-name="P6"/>
      <text:p text:style-name="P6">3.Enuncie y defina las distintas clasificaciones de índices y a cada clase de índice de cada una de ellas. Ejemplifique.</text:p>
      <text:p text:style-name="P6"/>
      <text:p text:style-name="P5">Organización de Datos – Curso Servetto - Evaluación de Organización de Archivos – 25/2/09</text:p>
      <text:p text:style-name="P5"/>
      <text:p text:style-name="P6">1) Dado el siguiente árbol B+, muestre su evolución realizando la siguiente secuencia de operaciones: baja 815, baja 699, alta 150, alta 400.</text:p>
      <text:p text:style-name="P6"/>
      <text:p text:style-name="P6"><text:tab/><text:tab/><text:tab/><text:tab/><text:tab/>0: i, 1; 7 ( 699) 6</text:p>
      <text:p text:style-name="P6"/>
      <text:p text:style-name="P6"><text:tab/><text:tab/>7: i, 3; 2(328)4(85)1(604)8<text:tab/><text:tab/>6: i, 1; 3(815)5</text:p>
      <text:p text:style-name="P6">2:h,4(139)(140)( 162)(276) 4 <text:s/><text:tab/><text:tab/><text:tab/>3: h, 3 (699)(747)( 786) 5</text:p>
      <text:p text:style-name="P6">4:h,2(328)(377) 1<text:tab/><text:tab/><text:tab/><text:tab/><text:tab/>5: h, 2 (815)(885) 0</text:p>
      <text:p text:style-name="P6">1:h,4(385)(396)( 519)(546) 8</text:p>
      <text:p text:style-name="P6">8:h,2(604)(687) 3</text:p>
      <text:p text:style-name="P6"/>
      <text:p text:style-name="P6">2.Enuncie y describa las primitivas de organización para archivos secuenciales.</text:p>
      <text:p text:style-name="P6"/>
      <text:p text:style-name="P6">3.Se tiene un archivo de historial de atenciones odontológicas en un grupo de consultorios en los que atienden varios odontólogos, con la siguiente estructura atención((fecha, hora, consultorio)i, (doctor)ie, ((paciente)ie)?, práctica((código)ie, descrip)*). Se debe poder recuperar eficientemente los registros que correspondan a un rango de fechas y a un mismo doctor que no tengan paciente ni</text:p>
      <text:p text:style-name="P6">prácticas registradas, para asignar turnos, lo mismo que el conjunto de registros correspondientes a un mismo paciente. Proponga una organización eficiente para el archivo, proveyendo las definiciones de alto nivel de todos los archivos de control que fueren necesarios con indicación (sin definir en bajo nivel) de sus propias organizaciones.</text:p>
      <text:p text:style-name="P6"/>
      <text:p text:style-name="P6">SOLUCION 1 en el mail con asunto <text:bookmark text:name=":19k"/>“Re: [7506alumnos] arbol b+” con fecha 11 de abril, numero 4121.</text:p>
      <text:p text:style-name="P6"/>
      <text:p text:style-name="P6"/>
      <text:p text:style-name="P6"/>
      <text:p text:style-name="P6"/>
      <text:p text:style-name="P6">Organización de Datos – Curso Servetto - Evaluación de Organización de Archivos – 19/8/09</text:p>
      <text:p text:style-name="P5"/>
      <text:p text:style-name="P6">1. Muestre la evolución de un árbol B con capacidad para 3 claves en nodos internos y para 5 en nodos hoja, desde su creación y hasta la carga de las primeras 25 claves automáticas (1 a 25 ordenadas). Utilice una política de carga especial para la situación.</text:p>
      <text:p text:style-name="P6"/>
      <text:p text:style-name="P6">2. Dada la secuencia de claves de abajo, describir y ejemplificar la creación y carga con los <text:soft-page-break/>registros correspondientes, de un archivo directo de bloques con capacidad para tres registros, con dispersión doble.</text:p>
      <text:p text:style-name="P6">Justifique el tamaño del archivo y precise la información de control de los bloques y la segunda función que elija:</text:p>
      <text:p text:style-name="P6">123, 458, 741, 426, 459, 946, 462, 305, 270, 809, 376, 446, 410, 973, 954, 484, 789, 630, 557, 731</text:p>
      <text:p text:style-name="P6"/>
      <text:p text:style-name="P6">3. Un complejo de tiempos compartidos ofrece una serie de actividades programadas a sus socios cada semana. Para poder realizarlas los socios deben inscribirse. Considerando los archivos</text:p>
      <text:list xml:id="list1027094372" text:style-name="L1">
        <text:list-item>
          <text:p text:style-name="P8">ProgActividad((nroSemana, (nroActividad)ie, dia, hora)i)</text:p>
        </text:list-item>
        <text:list-item>
          <text:p text:style-name="P8">UsoSemana((nroSemana, (nroSocio)ie)i, (nroUnidad)ie)</text:p>
        </text:list-item>
        <text:list-item>
          <text:p text:style-name="P8">Actividad(((nroSemana, (nroActividad)ie, dia, hora)ie, (nroSocio)ie)i, (asistencia)?)</text:p>
          <text:p text:style-name="P8"/>
        </text:list-item>
      </text:list>
      <text:p text:style-name="P6">Proponga una organización para cada archivo definiendo a alto nivel los índices necesarios para su mantenimiento, y explique cómo resolvería la consulta de la lista de unidades junto con la cantidad de personas por unidad que deben participar en una actividad determinada (se realiza antes de comenzar la actividad para dejar avisos en cada unidad). Las unidades son los departamentos del complejo.</text:p>
      <text:p text:style-name="P6"/>
      <text:p text:style-name="P5">Organización de Datos – Curso Servetto - Evaluación de Organización de Archivos – 26/8/09</text:p>
      <text:p text:style-name="P5"/>
      <text:p text:style-name="P6">1. Dado un montón (heap) utilizado para ordenamiento externo con selección con reemplazo en el siguiente estado, y sabiendo que el último registro que salió ordenado tenía identificador 123, y que los siguientes dos registros desordenados tienen identificadores 400 y 111, mostrar y explicar la evolución del arreglo de ordenamiento tras la selección de los siguientes dos registros:</text:p>
      <text:p text:style-name="P6"/>
      <text:p text:style-name="P6">234, 329, 248, 378, 421, 296, 250, 414, 405</text:p>
      <text:p text:style-name="P6"/>
      <text:p text:style-name="P6">2. Justifique el uso de indicadores de desborde en archivos directos estáticos y describa las condiciones y un procedimiento para cambiar el estado de desbordado a no desbordado en la dispersión lineal progresiva; analice ventajas y desventajas.</text:p>
      <text:p text:style-name="P6"/>
      <text:p text:style-name="P6">3. Los clientes de un gimnasio pagan cada mes abonos que los habilitan a realizar un número determinado de actividades (aparatos o clases de algún tipo de gimnasia) y a asistir hasta un número determinado de veces por semana. La secretaria de turno del gimnasio debe registrar los abonos que pagan los clientes y registrar la asistencia de los clientes a cualquiera de las actividades (aparatos o clases de gimnasia):</text:p>
      <text:p text:style-name="P6"/>
      <text:list xml:id="list41520521" text:style-name="L2">
        <text:list-item>
          <text:p text:style-name="P9">cliente((nroClte)i, nombre, domicilio, telefono, (e-mail)?)</text:p>
        </text:list-item>
        <text:list-item>
          <text:p text:style-name="P9">abono(((nroClte)ie, año, mes)i, ((codActiv)ie)+, veces, fechaDePago, importePagado)</text:p>
        </text:list-item>
        <text:list-item>
          <text:p text:style-name="P9">asistencia(((codActiv)ie, fecha, (nroClte)ie)i)</text:p>
          <text:p text:style-name="P9"/>
        </text:list-item>
      </text:list>
      <text:p text:style-name="P6">Explique cómo organizaría a cada archivo (ignorar archivos que no figuren en la lista previa) y con qué índices (sólo indique clave, tipos y organización de cada índice) para realizar las operaciones indicadas y detectar si un cliente intenta asistir a una actividad para la que no está abonado o si una determinada semana intenta asistir más veces de las que puede; se debe poder consultar la cantidad de veces que asistió cada semana de un mes determinado. Proponga un procedimiento para hacer la validación enunciada asumiendo que dispone de una función semana() que, dada una fecha, devuelve el número de semana del año a la que corresponde. El registro de asistencia se debe poder realizar a partir del nombre del cliente o de su númer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Bitstream Vera Sans" style:font-size-asian="24pt" style:font-weight-asian="bold" style:font-name-complex="Bitstream Vera Sans"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19T12:12:32</meta:creation-date>
    <dc:date>2009-09-22T15:25:17</dc:date>
    <meta:editing-duration>PT02H46M58S</meta:editing-duration>
    <meta:editing-cycles>21</meta:editing-cycles>
    <meta:generator>OpenOffice.org/3.1$Unix OpenOffice.org_project/310m19$Build-9420</meta:generator>
    <meta:document-statistic meta:table-count="0" meta:image-count="0" meta:object-count="0" meta:page-count="7" meta:paragraph-count="165" meta:word-count="3076" meta:character-count="19030"/>
  </office:meta>
</office:document-meta>
</file>